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7pt" style:font-size-asian="6.0999999046325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 l'action <text:s text:c="5"/>prix <text:s text:c="3"/>profit</text:p>
      <text:p text:style-name="P1">----------------- <text:s/>------ <text:s/>--------</text:p>
      <text:p text:style-name="P1">Share-JPLO <text:s text:c="11"/>981 <text:s text:c="4"/>30.98</text:p>
      <text:p text:style-name="P1">Share-RYQW <text:s text:c="13"/>0 <text:s text:c="5"/>1.88</text:p>
      <text:p text:style-name="P1">Share-CUSU <text:s text:c="11"/>266 <text:s text:c="4"/>32.49</text:p>
      <text:p text:style-name="P1">Share-HFXF <text:s text:c="13"/>0 <text:s text:c="5"/>9.56</text:p>
      <text:p text:style-name="P1">Share-DBUJ <text:s text:c="13"/>7 <text:s text:c="4"/>10.73</text:p>
      <text:p text:style-name="P1">Share-DRAB <text:s text:c="13"/>0 <text:s text:c="4"/>15.1</text:p>
      <text:p text:style-name="P1">Share-BGDY <text:s text:c="11"/>246 <text:s text:c="4"/>16.15</text:p>
      <text:p text:style-name="P1">Share-HUNV <text:s text:c="13"/>0 <text:s text:c="4"/>31.98</text:p>
      <text:p text:style-name="P1">Share-OQSQ <text:s text:c="11"/>507 <text:s text:c="4"/>26.84</text:p>
      <text:p text:style-name="P1">Share-KXOH <text:s text:c="11"/>150 <text:s text:c="4"/>32.19</text:p>
      <text:p text:style-name="P1">Share-AIRL <text:s text:c="11"/>719 <text:s text:c="4"/>31.28</text:p>
      <text:p text:style-name="P1">Share-CYYC <text:s text:c="12"/>42 <text:s text:c="5"/>5.88</text:p>
      <text:p text:style-name="P1">Share-WEOQ <text:s text:c="11"/>482 <text:s text:c="4"/>13.53</text:p>
      <text:p text:style-name="P1">Share-YSKI <text:s text:c="13"/>0 <text:s text:c="4"/>24.41</text:p>
      <text:p text:style-name="P1">Share-OLMP <text:s text:c="11"/>532 <text:s text:c="4"/>35.86</text:p>
      <text:p text:style-name="P1">Share-IQQO <text:s text:c="13"/>0 <text:s text:c="5"/>7.84</text:p>
      <text:p text:style-name="P1">Share-PSEN <text:s text:c="10"/>1073 <text:s text:c="4"/>34.65</text:p>
      <text:p text:style-name="P1">Share-BMWW <text:s text:c="11"/>365 <text:s text:c="4"/>31.45</text:p>
      <text:p text:style-name="P1">Share-GSGQ <text:s text:c="11"/>357 <text:s text:c="4"/>13.5</text:p>
      <text:p text:style-name="P1">Share-IQMC <text:s text:c="12"/>35 <text:s text:c="5"/>2.81</text:p>
      <text:p text:style-name="P1">Share-HYQP <text:s text:c="11"/>715 <text:s text:c="4"/>25.71</text:p>
      <text:p text:style-name="P1">Share-PJTN <text:s text:c="13"/>0 <text:s text:c="4"/>20.73</text:p>
      <text:p text:style-name="P1">Share-ZRIV <text:s text:c="13"/>0 <text:s text:c="5"/>7.19</text:p>
      <text:p text:style-name="P1">Share-AZTU <text:s text:c="11"/>543 <text:s text:c="4"/>22.32</text:p>
      <text:p text:style-name="P1">Share-LKLG <text:s text:c="13"/>0 <text:s text:c="4"/>36.41</text:p>
      <text:p text:style-name="P1">Share-BXTP <text:s text:c="11"/>476 <text:s text:c="4"/>33.47</text:p>
      <text:p text:style-name="P1">Share-AXIX <text:s text:c="11"/>573 <text:s text:c="4"/>33.7</text:p>
      <text:p text:style-name="P1">Share-VNMM <text:s text:c="13"/>0 <text:s text:c="4"/>16.96</text:p>
      <text:p text:style-name="P1">Share-FHZN <text:s text:c="11"/>610 <text:s text:c="4"/>38.09</text:p>
      <text:p text:style-name="P1">Share-QUQS <text:s text:c="10"/>1343 <text:s text:c="4"/>36.39</text:p>
      <text:p text:style-name="P1">Share-OZBN <text:s text:c="11"/>503 <text:s text:c="4"/>28.04</text:p>
      <text:p text:style-name="P1">Share-HZKM <text:s text:c="13"/>0 <text:s text:c="4"/>37.07</text:p>
      <text:p text:style-name="P1">Share-JKZM <text:s text:c="11"/>526 <text:s text:c="4"/>17.88</text:p>
      <text:p text:style-name="P1">Share-IBVH <text:s text:c="11"/>604 <text:s text:c="4"/>22.03</text:p>
      <text:p text:style-name="P1">Share-XZWG <text:s text:c="10"/>1025 <text:s text:c="4"/>33</text:p>
      <text:p text:style-name="P1">Share-CVLS <text:s text:c="11"/>265 <text:s text:c="5"/>7.14</text:p>
      <text:p text:style-name="P1">Share-UXBG <text:s text:c="11"/>608 <text:s text:c="4"/>34.58</text:p>
      <text:p text:style-name="P1">Share-KFOG <text:s text:c="11"/>278 <text:s text:c="4"/>33.7</text:p>
      <text:p text:style-name="P1">Share-UEZE <text:s text:c="11"/>293 <text:s text:c="4"/>29.39</text:p>
      <text:p text:style-name="P1">Share-HLYD <text:s text:c="11"/>340 <text:s text:c="4"/>12.43</text:p>
      <text:p text:style-name="P1">Share-EVUW <text:s text:c="11"/>444 <text:s text:c="4"/>39.22</text:p>
      <text:p text:style-name="P1">Share-RNXT <text:s text:c="11"/>514 <text:s text:c="4"/>28.45</text:p>
      <text:p text:style-name="P1">Share-VBED <text:s text:c="11"/>532 <text:s text:c="4"/>15.37</text:p>
      <text:p text:style-name="P1">Share-UBRS <text:s text:c="13"/>0 <text:s text:c="4"/>31.14</text:p>
      <text:p text:style-name="P1">Share-OPSM <text:s text:c="13"/>0 <text:s text:c="4"/>26.28</text:p>
      <text:p text:style-name="P1">Share-NCIK <text:s text:c="13"/>0 <text:s text:c="4"/>30.27</text:p>
      <text:p text:style-name="P1">Share-SKUO <text:s text:c="13"/>0 <text:s text:c="4"/>23.55</text:p>
      <text:p text:style-name="P1">Share-QQGZ <text:s text:c="11"/>382 <text:s text:c="4"/>32.14</text:p>
      <text:p text:style-name="P1">Share-MLGM <text:s text:c="13"/>1 <text:s text:c="4"/>18.86</text:p>
      <text:p text:style-name="P1">Share-QSQG <text:s text:c="11"/>868 <text:s text:c="4"/>37.32</text:p>
      <text:p text:style-name="P1">Share-RKNE <text:s text:c="11"/>369 <text:s text:c="4"/>10.06</text:p>
      <text:p text:style-name="P1">Share-EXKV <text:s text:c="13"/>0 <text:s text:c="4"/>27.83</text:p>
      <text:p text:style-name="P1">Share-WSEH <text:s text:c="13"/>0 <text:s text:c="4"/>12.43</text:p>
      <text:p text:style-name="P1">Share-MGXU <text:s text:c="10"/>1350 <text:s text:c="4"/>38.27</text:p>
      <text:p text:style-name="P1">Share-QGUP <text:s text:c="11"/>445 <text:s text:c="4"/>20.44</text:p>
      <text:p text:style-name="P1">Share-BJIF <text:s text:c="10"/>1056 <text:s text:c="4"/>31.36</text:p>
      <text:p text:style-name="P1">Share-USDU <text:s text:c="13"/>0 <text:s text:c="4"/>33.49</text:p>
      <text:p text:style-name="P1">Share-BXEV <text:s text:c="11"/>670 <text:s text:c="4"/>33.58</text:p>
      <text:p text:style-name="P1">Share-CKIZ <text:s text:c="13"/>0 <text:s text:c="4"/>33.06</text:p>
      <text:p text:style-name="P1">Share-DXLL <text:s text:c="13"/>0 <text:s text:c="4"/>28.11</text:p>
      <text:p text:style-name="P1">Share-ZNKU <text:s text:c="11"/>696 <text:s text:c="4"/>38.77</text:p>
      <text:p text:style-name="P1">Share-FKJR <text:s text:c="12"/>80 <text:s text:c="4"/>14.73</text:p>
      <text:p text:style-name="P1">Share-GWMA <text:s text:c="13"/>0 <text:s text:c="4"/>18.22</text:p>
      <text:p text:style-name="P1">Share-CDSP <text:s text:c="13"/>0 <text:s text:c="4"/>16.03</text:p>
      <text:p text:style-name="P1">Share-ALZI <text:s text:c="11"/>961 <text:s text:c="4"/>28.14</text:p>
      <text:p text:style-name="P1">Share-HIGA <text:s text:c="11"/>534 <text:s text:c="4"/>31.01</text:p>
      <text:p text:style-name="P1">Share-IETC <text:s text:c="13"/>0 <text:s text:c="4"/>33.17</text:p>
      <text:p text:style-name="P1">Share-OFCJ <text:s text:c="10"/>1069 <text:s text:c="4"/>34.05</text:p>
      <text:p text:style-name="P1">Share-LZLU <text:s text:c="10"/>1212 <text:s text:c="4"/>35.54</text:p>
      <text:p text:style-name="P1">Share-MXKO <text:s text:c="13"/>0 <text:s text:c="4"/>23.17</text:p>
      <text:p text:style-name="P1">Share-STKT <text:s text:c="12"/>28 <text:s text:c="5"/>7.79</text:p>
      <text:p text:style-name="P1">Share-FYUX <text:s text:c="11"/>368 <text:s text:c="4"/>19.51</text:p>
      <text:p text:style-name="P1">Share-HBXW <text:s text:c="11"/>273 <text:s text:c="4"/>20.92</text:p>
      <text:p text:style-name="P1">Share-TQVQ <text:s text:c="11"/>441 <text:s text:c="4"/>11.48</text:p>
      <text:p text:style-name="P1">Share-RCCP <text:s text:c="11"/>209 <text:s text:c="4"/>35.32</text:p>
      <text:p text:style-name="P1">Share-ARZU <text:s text:c="13"/>0 <text:s text:c="5"/>9.01</text:p>
      <text:p text:style-name="P1">Share-NDNV <text:s text:c="11"/>819 <text:s text:c="4"/>34.97</text:p>
      <text:p text:style-name="P1">Share-TXHQ <text:s text:c="11"/>897 <text:s text:c="4"/>36.74</text:p>
      <text:p text:style-name="P1">Share-PBXL <text:s text:c="11"/>546 <text:s text:c="4"/>36.76</text:p>
      <text:p text:style-name="P1">Share-JWVH <text:s text:c="11"/>171 <text:s text:c="4"/>10.41</text:p>
      <text:p text:style-name="P1">Share-PSVO <text:s text:c="13"/>0 <text:s text:c="4"/>15.5</text:p>
      <text:p text:style-name="P1">Share-VXCW <text:s text:c="13"/>0 <text:s text:c="5"/>5.87</text:p>
      <text:p text:style-name="P1">Share-SIZB <text:s text:c="11"/>613 <text:s text:c="4"/>23.12</text:p>
      <text:p text:style-name="P1">Share-EMCQ <text:s text:c="11"/>637 <text:s text:c="4"/>20.46</text:p>
      <text:p text:style-name="P1">Share-KGQI <text:s text:c="12"/>23 <text:s text:c="4"/>18.91</text:p>
      <text:p text:style-name="P1">Share-CESY <text:s text:c="13"/>0 <text:s text:c="4"/>26.25</text:p>
      <text:p text:style-name="P1">Share-GIAJ <text:s text:c="10"/>1075 <text:s text:c="4"/>39.9</text:p>
      <text:p text:style-name="P1">Share-EWGU <text:s text:c="13"/>0 <text:s text:c="4"/>34.27</text:p>
      <text:p text:style-name="P1">Share-QOYO <text:s text:c="10"/>1293 <text:s text:c="4"/>36.43</text:p>
      <text:p text:style-name="P1">Share-CGUS <text:s text:c="11"/>827 <text:s text:c="4"/>37.38</text:p>
      <text:p text:style-name="P1">Share-CBNY <text:s text:c="11"/>122 <text:s text:c="4"/>39.31</text:p>
      <text:p text:style-name="P1">Share-VTWL <text:s text:c="11"/>598 <text:s text:c="4"/>21.69</text:p>
      <text:p text:style-name="P1">Share-NVDR <text:s text:c="11"/>199 <text:s text:c="4"/>16.54</text:p>
      <text:p text:style-name="P1">Share-XJMO <text:s text:c="11"/>939 <text:s text:c="4"/>39.98</text:p>
      <text:p text:style-name="P1">Share-RBTN <text:s text:c="13"/>0 <text:s text:c="4"/>33.06</text:p>
      <text:p text:style-name="P1">Share-HPQO <text:s text:c="11"/>503 <text:s text:c="4"/>34.97</text:p>
      <text:p text:style-name="P1">Share-MKZB <text:s text:c="11"/>697 <text:s text:c="4"/>33.89</text:p>
      <text:p text:style-name="P1">Share-JXTU <text:s text:c="13"/>0 <text:s text:c="4"/>14.86</text:p>
      <text:p text:style-name="P1">Share-YVIJ <text:s text:c="11"/>394 <text:s text:c="4"/>29.38</text:p>
      <text:p text:style-name="P1">Share-QSPX <text:s text:c="12"/>60 <text:s text:c="4"/>35.15</text:p>
      <text:p text:style-name="P1">Share-VNQN <text:s text:c="11"/>117 <text:s text:c="4"/>18.51</text:p>
      <text:p text:style-name="P1">Share-NMYP <text:s text:c="13"/>0 <text:s text:c="4"/>11.43</text:p>
      <text:p text:style-name="P1">Share-XABA <text:s text:c="13"/>0 <text:s text:c="4"/>27.91</text:p>
      <text:p text:style-name="P2"><text:soft-page-break/>Share-QPFG <text:s text:c="11"/>952 <text:s text:c="4"/>32.39</text:p>
      <text:p text:style-name="P2">Share-EMOV <text:s text:c="11"/>889 <text:s text:c="4"/>39.52</text:p>
      <text:p text:style-name="P2">Share-CVOW <text:s text:c="13"/>0 <text:s text:c="5"/>6.42</text:p>
      <text:p text:style-name="P2">Share-QDFN <text:s text:c="11"/>426 <text:s text:c="4"/>20.6</text:p>
      <text:p text:style-name="P2">Share-QEDS <text:s text:c="11"/>378 <text:s text:c="4"/>13.74</text:p>
      <text:p text:style-name="P2">Share-VVDF <text:s text:c="11"/>512 <text:s text:c="4"/>25.56</text:p>
      <text:p text:style-name="P2">Share-FXZS <text:s text:c="13"/>0 <text:s text:c="4"/>30.03</text:p>
      <text:p text:style-name="P2">Share-YHEL <text:s text:c="11"/>250 <text:s text:c="4"/>10.08</text:p>
      <text:p text:style-name="P2">Share-EPCT <text:s text:c="11"/>391 <text:s text:c="4"/>15.96</text:p>
      <text:p text:style-name="P2">Share-IYKD <text:s text:c="11"/>108 <text:s text:c="4"/>13.02</text:p>
      <text:p text:style-name="P2">Share-HITN <text:s text:c="12"/>67 <text:s text:c="4"/>33.49</text:p>
      <text:p text:style-name="P2">Share-DWQL <text:s text:c="13"/>0 <text:s text:c="4"/>19.69</text:p>
      <text:p text:style-name="P2">Share-GVVO <text:s text:c="11"/>222 <text:s text:c="4"/>28.52</text:p>
      <text:p text:style-name="P2">Share-GCEX <text:s text:c="13"/>0 <text:s text:c="4"/>34.72</text:p>
      <text:p text:style-name="P2">Share-BOET <text:s text:c="13"/>0 <text:s text:c="4"/>37.01</text:p>
      <text:p text:style-name="P2">Share-JPLU <text:s text:c="10"/>1072 <text:s text:c="4"/>29.16</text:p>
      <text:p text:style-name="P2">Share-RUFN <text:s text:c="10"/>1088 <text:s text:c="4"/>37.03</text:p>
      <text:p text:style-name="P2">Share-UVZJ <text:s text:c="13"/>0 <text:s text:c="4"/>26.26</text:p>
      <text:p text:style-name="P2">Share-CSQA <text:s text:c="11"/>271 <text:s text:c="5"/>8.5</text:p>
      <text:p text:style-name="P2">Share-CIIX <text:s text:c="11"/>141 <text:s text:c="4"/>18.22</text:p>
      <text:p text:style-name="P2">Share-FTYF <text:s text:c="11"/>956 <text:s text:c="4"/>31.54</text:p>
      <text:p text:style-name="P2">Share-MWTE <text:s text:c="13"/>0 <text:s text:c="4"/>18.37</text:p>
      <text:p text:style-name="P2">Share-IJAW <text:s text:c="13"/>0 <text:s text:c="4"/>30.69</text:p>
      <text:p text:style-name="P2">Share-EIYB <text:s text:c="10"/>1149 <text:s text:c="4"/>37.74</text:p>
      <text:p text:style-name="P2">Share-KTGN <text:s text:c="11"/>641 <text:s text:c="4"/>25.37</text:p>
      <text:p text:style-name="P2">Share-YNWM <text:s text:c="11"/>994 <text:s text:c="4"/>28.25</text:p>
      <text:p text:style-name="P2">Share-YKBD <text:s text:c="13"/>0 <text:s text:c="4"/>22.75</text:p>
      <text:p text:style-name="P2">Share-XJDT <text:s text:c="13"/>0 <text:s text:c="4"/>37.11</text:p>
      <text:p text:style-name="P2">Share-CFOZ <text:s text:c="10"/>1064 <text:s text:c="4"/>38.21</text:p>
      <text:p text:style-name="P2">Share-USUF <text:s text:c="11"/>925 <text:s text:c="4"/>27.69</text:p>
      <text:p text:style-name="P2"><text:s text:c="2"/>total des bénéfice <text:s text:c="4"/>Total du prix</text:p>
      <text:p text:style-name="P2">-------------------- <text:s/>----------------</text:p>
      <text:p text:style-name="P2"><text:s text:c="13"/>3374.72 <text:s text:c="14"/>49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14:21.718869766</meta:creation-date>
    <dc:date>2022-09-27T10:15:03.399418868</dc:date>
    <meta:editing-duration>PT42S</meta:editing-duration>
    <meta:editing-cycles>1</meta:editing-cycles>
    <meta:document-statistic meta:table-count="0" meta:image-count="0" meta:object-count="0" meta:page-count="2" meta:paragraph-count="138" meta:word-count="417" meta:character-count="4828" meta:non-whitespace-character-count="2414"/>
    <meta:generator>LibreOffice/7.3.4.2$Linux_X86_64 LibreOffice_project/728fec16bd5f605073805c3c9e7c4212a0120dc5</meta:generator>
  </office:meta>
</office:document-meta>
</file>